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(3R,4R)-3,4-dihydroxyprol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string" calcext:value-type="string">
            <text:p>MOD_R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string" calcext:value-type="string">
            <text:p>MOD_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string" calcext:value-type="string">
            <text:p>MOD_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4S)-thiazoline-4-carboxylic acid (Thr- 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string" calcext:value-type="string">
            <text:p>MOD_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(3-methylbutanoyl)-5-hydroxyoxazole-4- carbothionic acid (Leu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(S-cysteinyl)pyruvic acid O- phosphothioketal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string" calcext:value-type="string">
            <text:p>MOD_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string" calcext:value-type="string">
            <text:p>MOD_R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string" calcext:value-type="string">
            <text:p>CROSSLN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string" calcext:value-type="string">
            <text:p>MOD_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string" calcext:value-type="string">
            <text:p>MOD_R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hydroxypyridine-2,5-di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string" calcext:value-type="string">
            <text:p>MOD_RE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string" calcext:value-type="string">
            <text:p>MOD_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string" calcext:value-type="string">
            <text:p>MOD_RES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string" calcext:value-type="string">
            <text:p>MOD_RES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string" calcext:value-type="string">
            <text:p>MOD_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string" calcext:value-type="string">
            <text:p>MOD_RE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methyloxazole-4-carboxylic acid (Cys- Thr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methyloxazole-4-carboxylic acid (Ser- 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methyloxazole-4-carboxylic acid (Thr- 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methyloxazoline-4-carboxylic acid (Ser- 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methylthiazole-4-carboxylic acid (Asn- Cys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string" calcext:value-type="string">
            <text:p>MOD_R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string" calcext:value-type="string">
            <text:p>MOD_RE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string" calcext:value-type="string">
            <text:p>MOD_R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lanine isoaspartyl cyclopeptide (Ala- 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ysine</text:p>
          </table:table-cell>
          <table:table-cell office:value-type="string" calcext:value-type="string">
            <text:p>MOD_R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string" calcext:value-type="string">
            <text:p>MOD_RE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string" calcext:value-type="string">
            <text:p>MOD_RE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spartate 1-(chondroitin 4-sulfate)- ester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partic acid 1-[(3-aminopropyl)(5'- adenosyl)phosphono]amid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string" calcext:value-type="string">
            <text:p>MOD_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string" calcext:value-type="string">
            <text:p>MOD_RE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string" calcext:value-type="string">
            <text:p>CROSSLN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string" calcext:value-type="string">
            <text:p>CROSSLN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eta-methyllanthionine sulfoxide (Thr- 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Ala)</text:p>
          </table:table-cell>
          <table:table-cell office:value-type="string" calcext:value-type="string">
            <text:p>MOD_R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ocked amino end (Arg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Asn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Asp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Cy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Gln)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ocked amino end (Glu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Gly)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ocked amino end (Ile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Leu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Met)</text:p>
          </table:table-cell>
          <table:table-cell office:value-type="string" calcext:value-type="string">
            <text:p>MOD_R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locked amino end (Pro)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cked amino end (Ser)</text:p>
          </table:table-cell>
          <table:table-cell office:value-type="string" calcext:value-type="string">
            <text:p>MOD_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locked amino end (Thr)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ocked amino end (Val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Xaa)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cked carboxyl end (Arg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carboxyl end (Hi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linked (Man)</text:p>
          </table:table-cell>
          <table:table-cell office:value-type="string" calcext:value-type="string">
            <text:p>CARBOHY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s-14-hydroxy-10,13-dioxo-7- heptadecenoic acid aspartate ester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MOD_RE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rg-Cys)</text:p>
          </table:table-cell>
          <table:table-cell office:value-type="string" calcext:value-type="string">
            <text:p>CROSSLN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Cys-Arg)</text:p>
          </table:table-cell>
          <table:table-cell office:value-type="string" calcext:value-type="string">
            <text:p>CROSSLN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string" calcext:value-type="string">
            <text:p>CROSSLNK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string" calcext:value-type="string">
            <text:p>CROSSLNK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Leu-Leu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string" calcext:value-type="string">
            <text:p>MOD_RE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string" calcext:value-type="string">
            <text:p>MOD_R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string" calcext:value-type="string">
            <text:p>MOD_R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string" calcext:value-type="string">
            <text:p>MOD_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leuc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string" calcext:value-type="string">
            <text:p>MOD_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string" calcext:value-type="string">
            <text:p>MOD_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-val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string" calcext:value-type="string">
            <text:p>MOD_R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string" calcext:value-type="string">
            <text:p>MOD_R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string" calcext:value-type="string">
            <text:p>MOD_R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string" calcext:value-type="string">
            <text:p>MOD_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string" calcext:value-type="string">
            <text:p>MOD_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string" calcext:value-type="string">
            <text:p>MOD_R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string" calcext:value-type="string">
            <text:p>MOD_R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string" calcext:value-type="string">
            <text:p>MOD_RE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ycyl cysteine dithioester (Cys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yl cysteine dithioester (Gly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ycyl lysine isopeptide (Gly-Lys)</text:p>
          </table:table-cell>
          <table:table-cell office:value-type="string" calcext:value-type="string">
            <text:p>CROSSLN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lycyl lysine isopeptide (Lys-Gly)</text:p>
          </table:table-cell>
          <table:table-cell office:value-type="string" calcext:value-type="string">
            <text:p>CROSSLNK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GPI-anchor amidated alan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I-anchor amidated asparagine</text:p>
          </table:table-cell>
          <table:table-cell office:value-type="string" calcext:value-type="string">
            <text:p>LIPI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I-anchor amidated aspartate</text:p>
          </table:table-cell>
          <table:table-cell office:value-type="string" calcext:value-type="string">
            <text:p>LIP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I-anchor amidated cysteine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PI-anchor amidated glycine</text:p>
          </table:table-cell>
          <table:table-cell office:value-type="string" calcext:value-type="string">
            <text:p>LIP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I-anchor amidated serine</text:p>
          </table:table-cell>
          <table:table-cell office:value-type="string" calcext:value-type="string">
            <text:p>LIPI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I-like-anchor amidated asparag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I-like-anchor amidated ser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string" calcext:value-type="string">
            <text:p>MOD_R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string" calcext:value-type="string">
            <text:p>MOD_RE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Hypusine</text:p>
          </table:table-cell>
          <table:table-cell office:value-type="string" calcext:value-type="string">
            <text:p>MOD_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soaspartyl cysteine isopeptide (Cys- Asn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aspartyl lysine isopeptide (Asn-L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string" calcext:value-type="string">
            <text:p>CROSSLN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glutamyl lysine isopeptide (Gln-Lys)</text:p>
          </table:table-cell>
          <table:table-cell office:value-type="string" calcext:value-type="string">
            <text:p>CROSSLNK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string" calcext:value-type="string">
            <text:p>CROSSLNK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string" calcext:value-type="string">
            <text:p>MOD_R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string" calcext:value-type="string">
            <text:p>CROSSLNK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string" calcext:value-type="string">
            <text:p>MOD_RES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string" calcext:value-type="string">
            <text:p>MOD_RE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string" calcext:value-type="string">
            <text:p>MOD_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string" calcext:value-type="string">
            <text:p>MOD_RE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string" calcext:value-type="string">
            <text:p>MOD_R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string" calcext:value-type="string">
            <text:p>MOD_RES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N-acetylaspartate</text:p>
          </table:table-cell>
          <table:table-cell office:value-type="string" calcext:value-type="string">
            <text:p>MOD_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-acetylcysteine</text:p>
          </table:table-cell>
          <table:table-cell office:value-type="string" calcext:value-type="string">
            <text:p>MOD_R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-acetylglutamate</text:p>
          </table:table-cell>
          <table:table-cell office:value-type="string" calcext:value-type="string">
            <text:p>MOD_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-acetylglycine</text:p>
          </table:table-cell>
          <table:table-cell office:value-type="string" calcext:value-type="string">
            <text:p>MOD_RE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-acetylmethionine</text:p>
          </table:table-cell>
          <table:table-cell office:value-type="string" calcext:value-type="string">
            <text:p>MOD_RES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N-acetylproline</text:p>
          </table:table-cell>
          <table:table-cell office:value-type="string" calcext:value-type="string">
            <text:p>MOD_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string" calcext:value-type="string">
            <text:p>MOD_RES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N-acetylthreonine</text:p>
          </table:table-cell>
          <table:table-cell office:value-type="string" calcext:value-type="string">
            <text:p>MOD_RE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N-acetyltyros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-acetylvaline</text:p>
          </table:table-cell>
          <table:table-cell office:value-type="string" calcext:value-type="string">
            <text:p>MOD_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string" calcext:value-type="string">
            <text:p>MOD_R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-linked (GalNAc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alNAc) (glycosaminoglycan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string" calcext:value-type="string">
            <text:p>CARBOHY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string" calcext:value-type="string">
            <text:p>CARBOHY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-linked (Glc) (glycation), alternate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lcNAc or GlcNAc)</text:p>
          </table:table-cell>
          <table:table-cell office:value-type="string" calcext:value-type="string">
            <text:p>CARBOHY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string" calcext:value-type="string">
            <text:p>CARBOHYD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N-linked (GlcNAc) (complex)</text:p>
          </table:table-cell>
          <table:table-cell office:value-type="string" calcext:value-type="string">
            <text:p>CARBOHYD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N-linked (GlcNAc) (high mannose and complex)</text:p>
          </table:table-cell>
          <table:table-cell office:value-type="string" calcext:value-type="string">
            <text:p>CARBOHY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-linked (GlcNAc) (high mannose or complex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lcNAc) (high mannose or hybrid or polylactosaminoglycan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-linked (GlcNAc) (high mannose or hybrid)</text:p>
          </table:table-cell>
          <table:table-cell office:value-type="string" calcext:value-type="string">
            <text:p>CARBOHY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-linked (GlcNAc) (high mannose or polylactosaminoglycan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lcNAc) (high mannose)</text:p>
          </table:table-cell>
          <table:table-cell office:value-type="string" calcext:value-type="string">
            <text:p>CARBOHY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-linked (GlcNAc) (hybrid)</text:p>
          </table:table-cell>
          <table:table-cell office:value-type="string" calcext:value-type="string">
            <text:p>CARBOHY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-linked (GlcNAc) (keratan sulfate)</text:p>
          </table:table-cell>
          <table:table-cell office:value-type="string" calcext:value-type="string">
            <text:p>CARBOHY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-linked (GlcNAc) (low mannose)</text:p>
          </table:table-cell>
          <table:table-cell office:value-type="string" calcext:value-type="string">
            <text:p>CARBOHY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-linked (GlcNAc) (polylactosaminoglycan)</text:p>
          </table:table-cell>
          <table:table-cell office:value-type="string" calcext:value-type="string">
            <text:p>CARBOHY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-linked (Man)</text:p>
          </table:table-cell>
          <table:table-cell office:value-type="string" calcext:value-type="string">
            <text:p>CARBOHY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string" calcext:value-type="string">
            <text:p>MOD_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string" calcext:value-type="string">
            <text:p>LIPID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string" calcext:value-type="string">
            <text:p>LIPI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string" calcext:value-type="string">
            <text:p>MOD_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string" calcext:value-type="string">
            <text:p>MOD_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string" calcext:value-type="string">
            <text:p>MOD_R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string" calcext:value-type="string">
            <text:p>MOD_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-(pyridoxal phosphate)lysine</text:p>
          </table:table-cell>
          <table:table-cell office:value-type="string" calcext:value-type="string">
            <text:p>MOD_RES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string" calcext:value-type="string">
            <text:p>MOD_R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-acetyllysine</text:p>
          </table:table-cell>
          <table:table-cell office:value-type="string" calcext:value-type="string">
            <text:p>MOD_RES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string" calcext:value-type="string">
            <text:p>MOD_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string" calcext:value-type="string">
            <text:p>MOD_R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string" calcext:value-type="string">
            <text:p>MOD_RE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string" calcext:value-type="string">
            <text:p>MOD_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string" calcext:value-type="string">
            <text:p>MOD_R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string" calcext:value-type="string">
            <text:p>MOD_R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string" calcext:value-type="string">
            <text:p>MOD_RE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string" calcext:value-type="string">
            <text:p>LIP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string" calcext:value-type="string">
            <text:p>LIPI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string" calcext:value-type="string">
            <text:p>MOD_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6-succinyllysine</text:p>
          </table:table-cell>
          <table:table-cell office:value-type="string" calcext:value-type="string">
            <text:p>MOD_RES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string" calcext:value-type="string">
            <text:p>MOD_RE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string" calcext:value-type="string">
            <text:p>MOD_RES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string" calcext:value-type="string">
            <text:p>MOD_R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string" calcext:value-type="string">
            <text:p>MOD_R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string" calcext:value-type="string">
            <text:p>LIP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linked (Ara)</text:p>
          </table:table-cell>
          <table:table-cell office:value-type="string" calcext:value-type="string">
            <text:p>CARBOHY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linked (DADDGlc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string" calcext:value-type="string">
            <text:p>CARBOHY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-linked (FucNAc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string" calcext:value-type="string">
            <text:p>CARBOHY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string" calcext:value-type="string">
            <text:p>CARBOHYD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string" calcext:value-type="string">
            <text:p>CARBOHY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linked (GlcA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string" calcext:value-type="string">
            <text:p>CARBOHYD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O-linked (GlcNAc6P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string" calcext:value-type="string">
            <text:p>CARBOHY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string" calcext:value-type="string">
            <text:p>CARBOHY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string" calcext:value-type="string">
            <text:p>CARBOHYD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O-linked (Man6P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linked (P-Man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linked (Xyl) (chondroitin sulfate)</text:p>
          </table:table-cell>
          <table:table-cell office:value-type="string" calcext:value-type="string">
            <text:p>CARBOHY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string" calcext:value-type="string">
            <text:p>CARBOHY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linked (Xyl) (heparan sulfate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linked (Xyl) (keratan sulfate)</text:p>
          </table:table-cell>
          <table:table-cell office:value-type="string" calcext:value-type="string">
            <text:p>CARBOHY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string" calcext:value-type="string">
            <text:p>LIP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string" calcext:value-type="string">
            <text:p>LIP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string" calcext:value-type="string">
            <text:p>MOD_RE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string" calcext:value-type="string">
            <text:p>MOD_R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string" calcext:value-type="string">
            <text:p>MOD_RES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string" calcext:value-type="string">
            <text:p>LIP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string" calcext:value-type="string">
            <text:p>MOD_R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hosphoserine</text:p>
          </table:table-cell>
          <table:table-cell office:value-type="string" calcext:value-type="string">
            <text:p>MOD_RES</text:p>
          </table:table-cell>
          <table:table-cell office:value-type="float" office:value="30177" calcext:value-type="float">
            <text:p>30177</text:p>
          </table:table-cell>
        </table:table-row>
        <table:table-row table:style-name="ro1">
          <table:table-cell office:value-type="string" calcext:value-type="string">
            <text:p>Phosphothreonine</text:p>
          </table:table-cell>
          <table:table-cell office:value-type="string" calcext:value-type="string">
            <text:p>MOD_RES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string" calcext:value-type="string">
            <text:p>Phosphotyrosine</text:p>
          </table:table-cell>
          <table:table-cell office:value-type="string" calcext:value-type="string">
            <text:p>MOD_RES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string" calcext:value-type="string">
            <text:p>MOD_R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string" calcext:value-type="string">
            <text:p>MOD_RES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string" calcext:value-type="string">
            <text:p>MOD_RE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-(15-deoxy-Delta12,14-prostaglandin J2- 9-yl)cysteine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cysteinyl 3-(oxidosulfanyl)alanine (Cys-Cys)</text:p>
          </table:table-cell>
          <table:table-cell office:value-type="string" calcext:value-type="string">
            <text:p>DISULFID</text:p>
          </table:table-cell>
          <table:table-cell office:value-type="float" office:value="12575" calcext:value-type="float">
            <text:p>12575</text:p>
          </table:table-cell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-diacylglycerol cysteine</text:p>
          </table:table-cell>
          <table:table-cell office:value-type="string" calcext:value-type="string">
            <text:p>LIPI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string" calcext:value-type="string">
            <text:p>LIPI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string" calcext:value-type="string">
            <text:p>LIPI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string" calcext:value-type="string">
            <text:p>MOD_R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linked (Gal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linked (Glc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linked (GlcNAc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linked (Hex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Lysyl-methionine sulfilimine (Lys-Met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Lysyl-methionine sulfilimine (Met-L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string" calcext:value-type="string">
            <text:p>MOD_RE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-palmitoyl cysteine</text:p>
          </table:table-cell>
          <table:table-cell office:value-type="string" calcext:value-type="string">
            <text:p>LIPID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string" calcext:value-type="string">
            <text:p>LIP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string" calcext:value-type="string">
            <text:p>MOD_R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string" calcext:value-type="string">
            <text:p>MOD_RES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string" calcext:value-type="string">
            <text:p>MOD_R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le-(1,2,3-trihydroxypropan-2- yl)histid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string" calcext:value-type="string">
            <text:p>MOD_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e-4-carboxylic acid (Cys-Cys)</text:p>
          </table:table-cell>
          <table:table-cell office:value-type="string" calcext:value-type="string">
            <text:p>CROSSL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string" calcext:value-type="string">
            <text:p>CROSSLN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string" calcext:value-type="string">
            <text:p>MOD_RE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reonyl lysine isopeptide (Lys-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onyl lysine isopeptide (Thr-L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string" calcext:value-type="string">
            <text:p>MOD_RE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string" calcext:value-type="string">
            <text:p>CROSSL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string" calcext:value-type="string">
            <text:p>CROSSL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string" calcext:value-type="string">
            <text:p>MOD_RE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string" calcext:value-type="string">
            <text:p>MOD_RES</text:p>
          </table:table-cell>
          <table:table-cell office:value-type="float" office:value="359" calcext:value-type="float">
            <text:p>359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7:04:06.270689773</dc:date>
    <meta:document-statistic meta:table-count="1" meta:cell-count="1362" meta:object-count="0"/>
    <meta:generator>LibreOffice/4.2.7.2$Linux_X86_64 LibreOffice_project/420m0$Build-2</meta:generator>
  </office:meta>
</office:document-meta>
</file>